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Frutiger CE 45 Light" svg:font-family="'Frutiger CE 45 Light'" style:font-adornments="Bold" style:font-pitch="variable"/>
    <style:font-face style:name="Frutiger CE 45 Light1" svg:font-family="'Frutiger CE 45 Light'" style:font-adornments="Regular" style:font-pitch="variable"/>
    <style:font-face style:name="Frutiger CE 55 Roman" svg:font-family="'Frutiger CE 55 Roman'" style:font-adornments="Bold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.013cm" fo:margin-left="0cm" fo:margin-right="-0.012cm" table:align="margins"/>
    </style:style>
    <style:style style:name="Table1.A" style:family="table-column">
      <style:table-column-properties style:column-width="6.535cm" style:rel-column-width="25174*"/>
    </style:style>
    <style:style style:name="Table1.B" style:family="table-column">
      <style:table-column-properties style:column-width="10.478cm" style:rel-column-width="40361*"/>
    </style:style>
    <style:style style:name="Table1.A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Table1.B1" style:family="table-cell">
      <style:table-cell-properties fo:padding-left="0.101cm" fo:padding-right="0.101cm" fo:padding-top="0cm" fo:padding-bottom="0cm" fo:border-left="none" fo:border-right="0.05pt solid #000000" fo:border-top="none" fo:border-bottom="none"/>
    </style:style>
    <style:style style:name="Table1.A10" style:family="table-cell">
      <style:table-cell-properties fo:padding-left="0.101cm" fo:padding-right="0.101cm" fo:padding-top="0cm" fo:padding-bottom="0cm" fo:border-left="0.05pt solid #000000" fo:border-right="none" fo:border-top="none" fo:border-bottom="0.05pt solid #000000"/>
    </style:style>
    <style:style style:name="Table1.B10" style:family="table-cell">
      <style:table-cell-properties fo:padding-left="0.101cm" fo:padding-right="0.101cm" fo:padding-top="0cm" fo:padding-bottom="0cm" fo:border-left="none" fo:border-right="0.05pt solid #000000" fo:border-top="none" fo:border-bottom="0.05pt solid #000000"/>
    </style:style>
    <style:style style:name="P1" style:family="paragraph" style:parent-style-name="Table_20_Contents">
      <style:text-properties fo:font-size="11pt"/>
    </style:style>
    <style:style style:name="P2" style:family="paragraph" style:parent-style-name="Box_20_Bottom">
      <style:text-properties fo:font-style="italic" style:font-style-asian="italic" style:font-style-complex="italic"/>
    </style:style>
    <style:style style:name="P3" style:family="paragraph" style:parent-style-name="Input_20_Line" style:master-page-name="">
      <style:paragraph-properties style:page-number="auto" fo:keep-with-next="auto"/>
    </style:style>
    <style:style style:name="P4" style:family="paragraph" style:parent-style-name="Input_20_Line_20__28_no_20_borders_29_">
      <style:paragraph-properties fo:line-height="200%" fo:text-align="end" style:justify-single-word="false"/>
    </style:style>
    <style:style style:name="P5" style:family="paragraph" style:parent-style-name="Input_20_Line">
      <style:text-properties officeooo:paragraph-rsid="0014e025"/>
    </style:style>
    <style:style style:name="P6" style:family="paragraph" style:parent-style-name="Input_20_Line_20_Last_20_in_20_box">
      <style:text-properties officeooo:paragraph-rsid="0014e025"/>
    </style:style>
    <style:style style:name="P7" style:family="paragraph" style:parent-style-name="Frame_20_contents">
      <style:paragraph-properties fo:margin-top="0cm" fo:margin-bottom="0cm" style:contextual-spacing="false" fo:line-height="0.7cm"/>
    </style:style>
    <style:style style:name="P8" style:family="paragraph" style:parent-style-name="Frame_20_contents">
      <style:paragraph-properties fo:text-align="end" style:justify-single-word="false"/>
    </style:style>
    <style:style style:name="P9" style:family="paragraph" style:parent-style-name="Heading_20_1">
      <style:text-properties officeooo:paragraph-rsid="0014e025"/>
    </style:style>
    <style:style style:name="P10" style:family="paragraph" style:parent-style-name="Heading_20_1">
      <style:paragraph-properties fo:padding="0.049cm" fo:border-left="0.51pt solid #000000" fo:border-right="0.51pt solid #000000" fo:border-top="0.51pt solid #000000" fo:border-bottom="none" style:shadow="none"/>
    </style:style>
    <style:style style:name="P11" style:family="paragraph"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ize="11pt"/>
    </style:style>
    <style:style style:name="T4" style:family="text">
      <style:text-properties fo:font-size="11pt" fo:font-style="italic" style:font-style-asian="italic" style:font-style-complex="italic"/>
    </style:style>
    <style:style style:name="T5" style:family="text">
      <style:text-properties fo:font-size="16pt" style:font-size-asian="14pt" style:font-size-complex="16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18pt" fo:font-weight="bold" style:font-size-asian="18pt" style:font-weight-asian="bold" style:font-size-complex="18pt" style:font-weight-complex="bold"/>
    </style:style>
    <style:style style:name="T8" style:family="text">
      <style:text-properties officeooo:rsid="001aa925"/>
    </style:style>
    <style:style style:name="T9" style:family="text">
      <style:text-properties officeooo:rsid="001ae608"/>
    </style:style>
    <style:style style:name="fr1" style:family="graphic" style:parent-style-name="Frame">
      <style:graphic-properties style:wrap="none" style:vertical-pos="from-top" style:vertical-rel="page" style:horizontal-pos="from-left" style:horizontal-rel="page" fo:padding="0.049cm" fo:border="0.51pt solid #000000" style:shadow="none"/>
    </style:style>
    <style:style style:name="fr2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char" fo:padding="0cm" fo:border="none" style:shadow="none"/>
    </style:style>
    <style:style style:name="fr3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char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gr1" style:family="graphic">
      <style:graphic-properties draw:fill="none" draw:textarea-horizontal-align="center" draw:textarea-vertical-align="middle" style:protect="siz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Ultrafine_20_Dotted_20__28_var_29_" draw:textarea-horizontal-align="center" draw:textarea-vertical-align="middle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3" style:family="graphic">
      <style:graphic-properties draw:fill="none" draw:textarea-horizontal-align="center" draw:textarea-vertical-align="middle" style:protect="size" fo:margin-left="0.199cm" fo:margin-right="0.199cm" fo:margin-top="0.199cm" fo:margin-bottom="0.199cm" style:run-through="foreground" style:wrap="run-through" style:number-wrapped-paragraphs="no-limit" style:vertical-pos="middle" style:vertical-rel="text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[CLIENT_NAME]" text:name="client_name"/>
        <text:user-field-decl office:value-type="string" office:string-value="[FILE_NO]" text:name="file_no"/>
        <text:user-field-decl office:value-type="string" office:string-value="[REFERRAL_DATE]" text:name="referral_date"/>
        <text:user-field-decl office:value-type="string" office:string-value="[ASSESSMENT_DATE]" text:name="assessmentdate"/>
        <text:user-field-decl office:value-type="string" office:string-value="[ASSESSMENT_DATE]" text:name="assessment_date"/>
        <text:user-field-decl office:value-type="string" office:string-value="[CLIENT_ADDRESS]" text:name="client_address"/>
        <text:user-field-decl office:value-type="string" office:string-value="[ASSESSMENT_BY]" text:name="assessment_by"/>
        <text:user-field-decl office:value-type="string" office:string-value="[REFERRED_BY]" text:name="referred_by"/>
        <text:user-field-decl office:value-type="string" office:string-value="[REFERRAL_DATE_DD]" text:name="referral_date_dd"/>
        <text:user-field-decl office:value-type="string" office:string-value="[REFERRAL_DATE_MM]" text:name="referral_date_mm"/>
        <text:user-field-decl office:value-type="string" office:string-value="[REFERRAL_DATE_YY]" text:name="referral_date_yy"/>
        <text:user-field-decl office:value-type="string" office:string-value="[POSTCODE]" text:name="postcode"/>
        <text:user-field-decl office:value-type="string" office:string-value="[HOME_PHONE]" text:name="home_phone"/>
        <text:user-field-decl office:value-type="string" office:string-value="[MOBILE_PHONE]" text:name="mobile_phone"/>
        <text:user-field-decl office:value-type="string" office:string-value="[EMAIL]" text:name="email"/>
      </text:user-field-decls>
      <draw:frame draw:style-name="fr1" draw:name="Frame1" text:anchor-type="page" text:anchor-page-number="1" svg:x="14.587cm" svg:y="0.803cm" svg:width="4.466cm" draw:z-index="94">
        <draw:text-box fo:min-height="0.699cm">
          <text:p text:style-name="P4">Ref: <text:span text:style-name="T7"><text:user-field-get text:name="file_no">[FILE_NO]</text:user-field-get></text:span><text:span text:style-name="T6"> </text:span></text:p>
        </draw:text-box>
      </draw:frame>
      <text:p text:style-name="Title">Primary Care Counselling Network</text:p>
      <text:p text:style-name="Subtitle">Initial Assessment Form</text:p>
      <text:h text:style-name="Heading_20_1" text:outline-level="1">Referral</text:h>
      <text:p text:style-name="P5"><text:span text:style-name="T8">R</text:span>eferral<draw:frame draw:style-name="fr2" draw:name="Frame8" text:anchor-type="char" svg:x="1.667cm" svg:y="0.206cm" svg:width="0.801cm" svg:height="0.559cm" draw:z-index="1"><draw:text-box><text:p text:style-name="P8"><text:user-field-get text:name="referral_date_mm">[REFERRAL_DATE_MM]</text:user-field-get></text:p></draw:text-box></draw:frame> received: <draw:line text:anchor-type="as-char" svg:y="0.102cm" draw:z-index="101" draw:style-name="gr2" draw:text-style-name="P11" svg:x2="0.801cm" svg:y2="0cm"><text:p/></draw:line>/<draw:frame draw:style-name="fr2" draw:name="Frame7" text:anchor-type="char" svg:x="0cm" svg:y="0.206cm" svg:width="0.801cm" svg:height="0.559cm" draw:z-index="2"><draw:text-box><text:p text:style-name="P8"><text:user-field-get text:name="referral_date_mm">[REFERRAL_DATE_MM]</text:user-field-get></text:p></draw:text-box></draw:frame><draw:line text:anchor-type="as-char" svg:y="0.102cm" draw:z-index="102" draw:style-name="gr2" draw:text-style-name="P11" svg:x2="0.801cm" svg:y2="0cm"><text:p/></draw:line>/<draw:frame draw:style-name="fr2" draw:name="Frame4" text:anchor-type="char" svg:x="0cm" svg:y="0.205cm" svg:width="1.182cm" svg:height="0.559cm" draw:z-index="8"><draw:text-box><text:p text:style-name="P8"><text:user-field-get text:name="referral_date_yy">[REFERRAL_DATE_YY]</text:user-field-get></text:p></draw:text-box></draw:frame><draw:line text:anchor-type="as-char" svg:y="0.101cm" draw:z-index="103" draw:style-name="gr2" draw:text-style-name="P11" svg:x2="1.2cm" svg:y2="0cm"><text:p/></draw:line> Assessment date:<draw:line text:anchor-type="as-char" svg:y="0.102cm" draw:z-index="104" draw:style-name="gr2" draw:text-style-name="P11" svg:x2="0.801cm" svg:y2="0cm"><text:p/></draw:line>/<draw:line text:anchor-type="as-char" svg:y="0.102cm" draw:z-index="105" draw:style-name="gr2" draw:text-style-name="P11" svg:x2="0.801cm" svg:y2="0cm"><text:p/></draw:line>/<draw:line text:anchor-type="as-char" svg:y="0.102cm" draw:z-index="106" draw:style-name="gr2" draw:text-style-name="P11" svg:x2="0.801cm" svg:y2="0cm"><text:p/></draw:line> Assessed by: <draw:frame draw:style-name="fr2" draw:name="Frame2" text:anchor-type="char" svg:x="0cm" svg:y="0.205cm" svg:width="2.439cm" svg:height="0.561cm" draw:z-index="7"><draw:text-box><text:p text:style-name="Frame_20_contents"><text:user-field-get text:name="assessment_by">[ASSESSMENT_BY]</text:user-field-get></text:p></draw:text-box></draw:frame><draw:line text:anchor-type="as-char" svg:y="0.102cm" draw:z-index="107" draw:style-name="gr2" draw:text-style-name="P11" svg:x2="1.642cm" svg:y2="0cm"><text:p/></draw:line><text:line-break/>Source of referral: Self: <draw:rect text:anchor-type="as-char" draw:z-index="14" draw:style-name="gr1" draw:text-style-name="P11" svg:width="0.301cm" svg:height="0.301cm"><text:p/></draw:rect>; GP: <draw:rect text:anchor-type="as-char" draw:z-index="13" draw:style-name="gr1" draw:text-style-name="P11" svg:width="0.301cm" svg:height="0.301cm"><text:p/></draw:rect>; Practice Nurse: <draw:rect text:anchor-type="as-char" draw:z-index="12" draw:style-name="gr1" draw:text-style-name="P11" svg:width="0.301cm" svg:height="0.301cm"><text:p/></draw:rect>; Other: <draw:rect text:anchor-type="as-char" draw:z-index="11" draw:style-name="gr1" draw:text-style-name="P11" svg:width="0.301cm" svg:height="0.301cm"><text:p/></draw:rect>. </text:p>
      <text:p text:style-name="P6">Name of referrer: <draw:frame draw:style-name="fr2" draw:name="Frame3" text:anchor-type="char" svg:x="0cm" svg:y="0.203cm" svg:width="9.998cm" draw:z-index="0"><draw:text-box fo:min-height="0.46cm"><text:p text:style-name="Frame_20_contents"><text:user-field-get text:name="referred_by">[REFERRED_BY]</text:user-field-get></text:p></draw:text-box></draw:frame><draw:line text:anchor-type="as-char" svg:y="0.102cm" draw:z-index="108" draw:style-name="gr2" draw:text-style-name="P11" svg:x2="10.002cm" svg:y2="0cm"><text:p/></draw:line></text:p>
      <text:h text:style-name="P9" text:outline-level="1">Personal Details</text:h>
      <text:p text:style-name="Input_20_Line">Name: <text:tab/><draw:frame draw:style-name="fr2" draw:name="Frame5" text:anchor-type="char" svg:x="0cm" svg:y="0.102cm" svg:width="9.998cm" draw:z-index="9"><draw:text-box fo:min-height="0.561cm"><text:p text:style-name="Frame_20_contents"><text:user-field-get text:name="client_name">[CLIENT_NAME]</text:user-field-get></text:p></draw:text-box></draw:frame><draw:line text:anchor-type="as-char" svg:y="0.102cm" draw:z-index="15" draw:style-name="gr2" draw:text-style-name="P11" svg:x2="9.999cm" svg:y2="0cm"><text:p/></draw:line> DOB: <draw:line text:anchor-type="as-char" svg:y="0.102cm" draw:z-index="16" draw:style-name="gr2" draw:text-style-name="P11" svg:x2="0.801cm" svg:y2="0cm"><text:p/></draw:line>/<draw:line text:anchor-type="as-char" svg:y="0.102cm" draw:z-index="17" draw:style-name="gr2" draw:text-style-name="P11" svg:x2="0.801cm" svg:y2="0cm"><text:p/></draw:line>/<draw:line text:anchor-type="as-char" svg:y="0.102cm" draw:z-index="18" draw:style-name="gr2" draw:text-style-name="P11" svg:x2="0.801cm" svg:y2="0cm"><text:p/></draw:line></text:p>
      <text:p text:style-name="Input_20_Line">Address:<text:tab/><draw:frame draw:style-name="fr3" draw:name="Frame6" text:anchor-type="char" svg:x="0cm" svg:y="0.064cm" svg:width="9.059cm" draw:z-index="10"><draw:text-box fo:min-height="1.402cm"><text:p text:style-name="P7"><text:user-field-get text:name="client_address">[CLIENT_ADDRESS]</text:user-field-get></text:p></draw:text-box></draw:frame><draw:line text:anchor-type="as-char" svg:y="0.102cm" draw:z-index="19" draw:style-name="gr2" draw:text-style-name="P11" svg:x2="13cm" svg:y2="0cm"><text:p/></draw:line><text:line-break/><text:tab/><text:tab/><draw:line text:anchor-type="as-char" svg:y="0.102cm" draw:z-index="20" draw:style-name="gr2" draw:text-style-name="P11" svg:x2="9cm" svg:y2="0cm"><text:p/></draw:line> Postal code: <draw:line text:anchor-type="as-char" svg:y="0.102cm" draw:z-index="100" draw:style-name="gr2" draw:text-style-name="P11" svg:x2="2cm" svg:y2="0cm"><text:p/></draw:line><draw:frame draw:style-name="fr2" draw:name="Frame9" text:anchor-type="char" svg:x="-2cm" svg:y="0.912cm" svg:width="2.302cm" svg:height="0.561cm" draw:z-index="3"><draw:text-box><text:p text:style-name="Frame_20_contents"><text:user-field-get text:name="postcode">[POSTCODE]</text:user-field-get></text:p></draw:text-box></draw:frame></text:p>
      <text:p text:style-name="Input_20_Line">Telephone:<text:tab/>(H) <draw:frame draw:style-name="fr2" draw:name="Frame10" text:anchor-type="char" svg:x="0.342cm" svg:y="0.201cm" svg:width="5.782cm" svg:height="0.564cm" draw:z-index="5"><draw:text-box><text:p text:style-name="Frame_20_contents"><text:user-field-get text:name="home_phone">[HOME_PHONE]</text:user-field-get></text:p></draw:text-box></draw:frame><draw:line text:anchor-type="as-char" svg:y="0.102cm" draw:z-index="21" draw:style-name="gr2" draw:text-style-name="P11" svg:x2="6.001cm" svg:y2="0cm"><text:p/></draw:line> OK to call? <draw:rect text:anchor-type="as-char" draw:z-index="22" draw:style-name="gr1" draw:text-style-name="P11" svg:width="0.301cm" svg:height="0.301cm"><text:p/></draw:rect>; Leave message? <draw:rect text:anchor-type="as-char" draw:z-index="23" draw:style-name="gr1" draw:text-style-name="P11" svg:width="0.301cm" svg:height="0.301cm"><text:p/></draw:rect></text:p>
      <text:p text:style-name="Input_20_Line_20_Last_20_in_20_box"><text:tab/><draw:frame draw:style-name="fr2" draw:name="Frame12" text:anchor-type="char" svg:x="1.251cm" svg:y="0.901cm" svg:width="8.001cm" svg:height="0.346cm" draw:z-index="6"><draw:text-box><text:p text:style-name="Frame_20_contents"><text:user-field-get text:name="email">[EMAIL]</text:user-field-get></text:p></draw:text-box></draw:frame><text:tab/>(M) <draw:frame draw:style-name="fr2" draw:name="Frame11" text:anchor-type="char" svg:x="0cm" svg:y="0.201cm" svg:width="6.003cm" svg:height="0.564cm" draw:z-index="4"><draw:text-box><text:p text:style-name="Frame_20_contents"><text:user-field-get text:name="mobile_phone">[MOBILE_PHONE]</text:user-field-get></text:p></draw:text-box></draw:frame><draw:line text:anchor-type="as-char" svg:y="0.102cm" draw:z-index="24" draw:style-name="gr2" draw:text-style-name="P11" svg:x2="6.001cm" svg:y2="0cm"><text:p/></draw:line> OK to call? <draw:rect text:anchor-type="as-char" draw:z-index="25" draw:style-name="gr1" draw:text-style-name="P11" svg:width="0.301cm" svg:height="0.301cm"><text:p/></draw:rect>; Leave message? <draw:rect text:anchor-type="as-char" draw:z-index="26" draw:style-name="gr1" draw:text-style-name="P11" svg:width="0.301cm" svg:height="0.301cm"><text:p/></draw:rect><text:line-break/>Email:<text:tab/><text:tab/><draw:line text:anchor-type="as-char" svg:y="0.102cm" draw:z-index="95" draw:style-name="gr2" draw:text-style-name="P11" svg:x2="8cm" svg:y2="0cm"><text:p/></draw:line> Leave message? <draw:rect text:anchor-type="as-char" draw:z-index="96" draw:style-name="gr1" draw:text-style-name="P11" svg:width="0.301cm" svg:height="0.301cm"><text:p/></draw:rect></text:p>
      <text:p text:style-name="Box_20_Bottom"/>
      <text:p text:style-name="Box_20_Bottom"/>
      <text:h text:style-name="Heading_20_1" text:outline-level="1">Circumstances</text:h>
      <text:p text:style-name="Field_20_Descriptor_20_Text">Who is living at home with client? <text:span text:style-name="T1">(dependents, carers, etc.)</text:span></text:p>
      <text:p text:style-name="Input_20_Line_20_Last_20_in_20_box"><text:span text:style-name="T1"><text:tab/></text:span><text:span text:style-name="T1"><draw:line text:anchor-type="as-char" svg:y="0cm" draw:z-index="27" draw:style-name="gr2" draw:text-style-name="P11" svg:x2="14cm" svg:y2="0cm"><text:p/></draw:line></text:span><text:span text:style-name="T1"><text:line-break/><text:tab/></text:span><text:span text:style-name="T1"><draw:line text:anchor-type="as-char" svg:y="0cm" draw:z-index="28" draw:style-name="gr2" draw:text-style-name="P11" svg:x2="14cm" svg:y2="0cm"><text:p/></draw:line></text:span></text:p>
      <text:p text:style-name="P2"/>
      <text:h text:style-name="Heading_20_1" text:outline-level="1">Presenting Issue</text:h>
      <text:p text:style-name="Field_20_Descriptor_20_Text">Description</text:p>
      <text:p text:style-name="P3"><text:span text:style-name="T1"><text:tab/></text:span><text:span text:style-name="T1"><draw:line text:anchor-type="as-char" svg:y="0cm" draw:z-index="29" draw:style-name="gr2" draw:text-style-name="P11" svg:x2="14cm" svg:y2="0cm"><text:p/></draw:line></text:span><text:span text:style-name="T1"><text:line-break/><text:tab/></text:span><text:span text:style-name="T1"><draw:line text:anchor-type="as-char" svg:y="0cm" draw:z-index="30" draw:style-name="gr2" draw:text-style-name="P11" svg:x2="14cm" svg:y2="0cm"><text:p/></draw:line></text:span><text:span text:style-name="T1"><text:line-break/><text:tab/></text:span><text:span text:style-name="T1"><draw:line text:anchor-type="as-char" svg:y="0cm" draw:z-index="31" draw:style-name="gr2" draw:text-style-name="P11" svg:x2="14cm" svg:y2="0cm"><text:p/></draw:line></text:span></text:p>
      <text:p text:style-name="Field_20_Descriptor_20_Text">History of problem <text:span text:style-name="T1">(when started; circumstances; development over time; significant life events)</text:span></text:p>
      <text:p text:style-name="Input_20_Line"><text:span text:style-name="T1"><text:tab/></text:span><text:span text:style-name="T1"><draw:line text:anchor-type="as-char" svg:y="0cm" draw:z-index="32" draw:style-name="gr2" draw:text-style-name="P11" svg:x2="14cm" svg:y2="0cm"><text:p/></draw:line></text:span><text:span text:style-name="T1"><text:line-break/><text:tab/></text:span><text:span text:style-name="T1"><draw:line text:anchor-type="as-char" svg:y="0cm" draw:z-index="33" draw:style-name="gr2" draw:text-style-name="P11" svg:x2="14cm" svg:y2="0cm"><text:p/></draw:line></text:span><text:span text:style-name="T1"><text:line-break/><text:tab/></text:span><text:span text:style-name="T1"><draw:line text:anchor-type="as-char" svg:y="0cm" draw:z-index="34" draw:style-name="gr2" draw:text-style-name="P11" svg:x2="14cm" svg:y2="0cm"><text:p/></draw:line></text:span></text:p>
      <text:p text:style-name="Field_20_Descriptor_20_Text">How it affects client''s life <text:span text:style-name="T1">(level of distress, coping ability)</text:span></text:p>
      <text:p text:style-name="Input_20_Line"><text:span text:style-name="T1"><text:tab/></text:span><text:span text:style-name="T1"><draw:line text:anchor-type="as-char" svg:y="0cm" draw:z-index="35" draw:style-name="gr2" draw:text-style-name="P11" svg:x2="14cm" svg:y2="0cm"><text:p/></draw:line></text:span><text:span text:style-name="T1"><text:line-break/><text:tab/></text:span><text:span text:style-name="T1"><draw:line text:anchor-type="as-char" svg:y="0cm" draw:z-index="36" draw:style-name="gr2" draw:text-style-name="P11" svg:x2="14cm" svg:y2="0cm"><text:p/></draw:line></text:span><text:span text:style-name="T1"><text:line-break/><text:tab/></text:span><text:span text:style-name="T1"><draw:line text:anchor-type="as-char" svg:y="0cm" draw:z-index="37" draw:style-name="gr2" draw:text-style-name="P11" svg:x2="14cm" svg:y2="0cm"><text:p/></draw:line></text:span></text:p>
      <text:p text:style-name="Input_20_Line"><text:span text:style-name="T2">Why now? </text:span><text:span text:style-name="T1">(precipitating factors)</text:span></text:p>
      <text:p text:style-name="Input_20_Line_20_Last_20_in_20_box"><text:span text:style-name="T1"><text:tab/></text:span><text:span text:style-name="T1"><draw:line text:anchor-type="as-char" svg:y="0cm" draw:z-index="38" draw:style-name="gr2" draw:text-style-name="P11" svg:x2="14cm" svg:y2="0cm"><text:p/></draw:line></text:span><text:span text:style-name="T1"><text:line-break/><text:tab/></text:span><text:span text:style-name="T1"><draw:line text:anchor-type="as-char" svg:y="0cm" draw:z-index="39" draw:style-name="gr2" draw:text-style-name="P11" svg:x2="14cm" svg:y2="0cm"><text:p/></draw:line></text:span><text:span text:style-name="T1"><text:line-break/><text:tab/></text:span><text:span text:style-name="T1"><draw:line text:anchor-type="as-char" svg:y="0cm" draw:z-index="40" draw:style-name="gr2" draw:text-style-name="P11" svg:x2="14cm" svg:y2="0cm"><text:p/></draw:line></text:span></text:p>
      <text:p text:style-name="P2"/>
      <text:h text:style-name="P10" text:outline-level="1"><text:soft-page-break/>Support <text:span text:style-name="T5">Systems</text:span>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Coping Strategies <text:span text:style-name="T1">(for this and past problems)</text:span></text:p>
          </table:table-cell>
          <table:table-cell table:style-name="Table1.B1" office:value-type="string">
            <text:p text:style-name="Input_20_Line_20__28_no_20_borders_29_"><draw:line text:anchor-type="as-char" svg:y="0cm" draw:z-index="41" draw:style-name="gr2" draw:text-style-name="P11" svg:x2="9.999cm" svg:y2="0cm"><text:p/></draw:line><draw:line text:anchor-type="as-char" svg:y="0cm" draw:z-index="86" draw:style-name="gr2" draw:text-style-name="P11" svg:x2="9.999cm" svg:y2="0cm"><text:p/></draw:line><text:line-break/><draw:line text:anchor-type="as-char" svg:y="0cm" draw:z-index="42" draw:style-name="gr2" draw:text-style-name="P11" svg:x2="9.999cm" svg:y2="0cm"><text:p/></draw:line></text:p>
          </table:table-cell>
        </table:table-row>
        <table:table-row>
          <table:table-cell table:style-name="Table1.A1" office:value-type="string">
            <text:p text:style-name="P1">Support Network <text:span text:style-name="T1">(current, past)</text:span></text:p>
          </table:table-cell>
          <table:table-cell table:style-name="Table1.B1" office:value-type="string">
            <text:p text:style-name="Input_20_Line_20__28_no_20_borders_29_"><draw:line text:anchor-type="as-char" svg:y="0cm" draw:z-index="87" draw:style-name="gr2" draw:text-style-name="P11" svg:x2="9.999cm" svg:y2="0cm"><text:p/></draw:line><text:line-break/><draw:line text:anchor-type="as-char" svg:y="0cm" draw:z-index="43" draw:style-name="gr2" draw:text-style-name="P11" svg:x2="9.999cm" svg:y2="0cm"><text:p/></draw:line><text:line-break/><draw:line text:anchor-type="as-char" svg:y="0cm" draw:z-index="44" draw:style-name="gr2" draw:text-style-name="P11" svg:x2="9.999cm" svg:y2="0cm"><text:p/></draw:line></text:p>
          </table:table-cell>
        </table:table-row>
        <table:table-row>
          <table:table-cell table:style-name="Table1.A1" office:value-type="string">
            <text:p text:style-name="P1">Who else is aware? <text:span text:style-name="T1">(inc. other professionals)</text:span></text:p>
          </table:table-cell>
          <table:table-cell table:style-name="Table1.B1" office:value-type="string">
            <text:p text:style-name="Input_20_Line_20__28_no_20_borders_29_"><draw:line text:anchor-type="as-char" svg:y="0cm" draw:z-index="88" draw:style-name="gr2" draw:text-style-name="P11" svg:x2="9.999cm" svg:y2="0cm"><text:p/></draw:line><text:line-break/><draw:line text:anchor-type="as-char" svg:y="0cm" draw:z-index="45" draw:style-name="gr2" draw:text-style-name="P11" svg:x2="9.999cm" svg:y2="0cm"><text:p/></draw:line><text:line-break/><draw:line text:anchor-type="as-char" svg:y="0cm" draw:z-index="46" draw:style-name="gr2" draw:text-style-name="P11" svg:x2="9.999cm" svg:y2="0cm"><text:p/></draw:line></text:p>
          </table:table-cell>
        </table:table-row>
        <table:table-row>
          <table:table-cell table:style-name="Table1.A1" office:value-type="string">
            <text:p text:style-name="P1">How affects life of others <text:span text:style-name="T1">(partner, family, colleagues)</text:span></text:p>
          </table:table-cell>
          <table:table-cell table:style-name="Table1.B1" office:value-type="string">
            <text:p text:style-name="Input_20_Line_20__28_no_20_borders_29_"><draw:line text:anchor-type="as-char" svg:y="0cm" draw:z-index="89" draw:style-name="gr2" draw:text-style-name="P11" svg:x2="9.999cm" svg:y2="0cm"><text:p/></draw:line><text:line-break/><draw:line text:anchor-type="as-char" svg:y="0cm" draw:z-index="47" draw:style-name="gr2" draw:text-style-name="P11" svg:x2="9.999cm" svg:y2="0cm"><text:p/></draw:line><text:line-break/><draw:line text:anchor-type="as-char" svg:y="0cm" draw:z-index="48" draw:style-name="gr2" draw:text-style-name="P11" svg:x2="9.999cm" svg:y2="0cm"><text:p/></draw:line></text:p>
          </table:table-cell>
        </table:table-row>
        <table:table-row>
          <table:table-cell table:style-name="Table1.A1" office:value-type="string">
            <text:p text:style-name="P1">Current medication <text:span text:style-name="T1">(duration; compliance; side-effects)</text:span></text:p>
          </table:table-cell>
          <table:table-cell table:style-name="Table1.B1" office:value-type="string">
            <text:p text:style-name="Input_20_Line_20__28_no_20_borders_29_"><draw:line text:anchor-type="as-char" svg:y="0cm" draw:z-index="90" draw:style-name="gr2" draw:text-style-name="P11" svg:x2="9.999cm" svg:y2="0cm"><text:p/></draw:line><text:line-break/><draw:line text:anchor-type="as-char" svg:y="0cm" draw:z-index="49" draw:style-name="gr2" draw:text-style-name="P11" svg:x2="9.999cm" svg:y2="0cm"><text:p/></draw:line><text:line-break/><draw:line text:anchor-type="as-char" svg:y="0cm" draw:z-index="50" draw:style-name="gr2" draw:text-style-name="P11" svg:x2="9.999cm" svg:y2="0cm"><text:p/></draw:line></text:p>
          </table:table-cell>
        </table:table-row>
        <table:table-row>
          <table:table-cell table:style-name="Table1.A1" office:value-type="string">
            <text:p text:style-name="P1">Substance use &amp; changes <text:span text:style-name="T1">(tobacco, alcohol, caffeine, recreational drugs inc. solvents)</text:span></text:p>
          </table:table-cell>
          <table:table-cell table:style-name="Table1.B1" office:value-type="string">
            <text:p text:style-name="Input_20_Line_20__28_no_20_borders_29_"><draw:line text:anchor-type="as-char" svg:y="0cm" draw:z-index="91" draw:style-name="gr2" draw:text-style-name="P11" svg:x2="9.999cm" svg:y2="0cm"><text:p/></draw:line><text:line-break/><draw:line text:anchor-type="as-char" svg:y="0cm" draw:z-index="51" draw:style-name="gr2" draw:text-style-name="P11" svg:x2="9.999cm" svg:y2="0cm"><text:p/></draw:line><text:line-break/><draw:line text:anchor-type="as-char" svg:y="0cm" draw:z-index="52" draw:style-name="gr2" draw:text-style-name="P11" svg:x2="9.999cm" svg:y2="0cm"><text:p/></draw:line></text:p>
          </table:table-cell>
        </table:table-row>
        <table:table-row>
          <table:table-cell table:style-name="Table1.A1" office:value-type="string">
            <text:p text:style-name="P1">Eating/Appetite <text:span text:style-name="T1">(changes over time; regularity of meals; weight changes)</text:span></text:p>
          </table:table-cell>
          <table:table-cell table:style-name="Table1.B1" office:value-type="string">
            <text:p text:style-name="Input_20_Line_20__28_no_20_borders_29_"><draw:line text:anchor-type="as-char" svg:y="0cm" draw:z-index="98" draw:style-name="gr2" draw:text-style-name="P11" svg:x2="9.999cm" svg:y2="0cm"><text:p/></draw:line><text:line-break/><draw:line text:anchor-type="as-char" svg:y="0cm" draw:z-index="99" draw:style-name="gr2" draw:text-style-name="P11" svg:x2="9.999cm" svg:y2="0cm"><text:p/></draw:line></text:p>
          </table:table-cell>
        </table:table-row>
        <table:table-row>
          <table:table-cell table:style-name="Table1.A1" office:value-type="string">
            <text:p text:style-name="P1">Previous experience of counselling <text:span text:style-name="T1">(duration; usefulness)</text:span></text:p>
          </table:table-cell>
          <table:table-cell table:style-name="Table1.B1" office:value-type="string">
            <text:p text:style-name="Input_20_Line_20__28_no_20_borders_29_"><draw:line text:anchor-type="as-char" svg:y="0cm" draw:z-index="53" draw:style-name="gr2" draw:text-style-name="P11" svg:x2="9.999cm" svg:y2="0cm"><text:p/></draw:line><text:line-break/><draw:line text:anchor-type="as-char" svg:y="0cm" draw:z-index="54" draw:style-name="gr2" draw:text-style-name="P11" svg:x2="9.999cm" svg:y2="0cm"><text:p/></draw:line></text:p>
          </table:table-cell>
        </table:table-row>
        <table:table-row>
          <table:table-cell table:style-name="Table1.A1" office:value-type="string">
            <text:p text:style-name="Table_20_Contents"><text:span text:style-name="T3">Past </text:span>psychiatric<text:span text:style-name="T3"> history </text:span><text:span text:style-name="T4">(duration; type of intervention)</text:span></text:p>
          </table:table-cell>
          <table:table-cell table:style-name="Table1.B1" office:value-type="string">
            <text:p text:style-name="Input_20_Line_20__28_no_20_borders_29_"><draw:line text:anchor-type="as-char" svg:y="0cm" draw:z-index="92" draw:style-name="gr2" draw:text-style-name="P11" svg:x2="9.999cm" svg:y2="0cm"><text:p/></draw:line><text:line-break/><draw:line text:anchor-type="as-char" svg:y="0cm" draw:z-index="55" draw:style-name="gr2" draw:text-style-name="P11" svg:x2="9.999cm" svg:y2="0cm"><text:p/></draw:line><text:line-break/><draw:line text:anchor-type="as-char" svg:y="0cm" draw:z-index="56" draw:style-name="gr2" draw:text-style-name="P11" svg:x2="9.999cm" svg:y2="0cm"><text:p/></draw:line></text:p>
          </table:table-cell>
        </table:table-row>
        <table:table-row>
          <table:table-cell table:style-name="Table1.A10" office:value-type="string">
            <text:p text:style-name="P1">Medical events &amp; conditions <text:span text:style-name="T1">(description; effect; medication)</text:span></text:p>
          </table:table-cell>
          <table:table-cell table:style-name="Table1.B10" office:value-type="string">
            <text:p text:style-name="Input_20_Line_20__28_no_20_borders_29_"><draw:line text:anchor-type="as-char" svg:y="0cm" draw:z-index="93" draw:style-name="gr2" draw:text-style-name="P11" svg:x2="9.999cm" svg:y2="0cm"><text:p/></draw:line><text:line-break/><draw:line text:anchor-type="as-char" svg:y="0cm" draw:z-index="57" draw:style-name="gr2" draw:text-style-name="P11" svg:x2="9.999cm" svg:y2="0cm"><text:p/></draw:line><text:line-break/><draw:line text:anchor-type="as-char" svg:y="0cm" draw:z-index="58" draw:style-name="gr2" draw:text-style-name="P11" svg:x2="9.999cm" svg:y2="0cm"><text:p/></draw:line></text:p>
          </table:table-cell>
        </table:table-row>
      </table:table>
      <text:h text:style-name="Heading_20_1" text:outline-level="1">Risk Factors</text:h>
      <text:p text:style-name="Field_20_Descriptor_20_Text">Risk of violence/harm to others? <draw:rect text:anchor-type="as-char" draw:z-index="81" draw:style-name="gr1" draw:text-style-name="P11" svg:width="0.301cm" svg:height="0.301cm"><text:p/></draw:rect>; Suicidal intent/ideation? <draw:rect text:anchor-type="as-char" draw:z-index="82" draw:style-name="gr1" draw:text-style-name="P11" svg:width="0.301cm" svg:height="0.301cm"><text:p/></draw:rect>; History of self-harm? <draw:rect text:anchor-type="as-char" draw:z-index="83" draw:style-name="gr1" draw:text-style-name="P11" svg:width="0.301cm" svg:height="0.301cm"><text:p/></draw:rect>.</text:p>
      <text:p text:style-name="Field_20_Descriptor_20_Text">Comments:</text:p>
      <text:p text:style-name="Input_20_Line_20_Last_20_in_20_box"><text:span text:style-name="T1"><text:tab/></text:span><draw:line text:anchor-type="as-char" svg:y="0cm" draw:z-index="79" draw:style-name="gr2" draw:text-style-name="P11" svg:x2="14cm" svg:y2="0cm"><text:p/></draw:line><text:line-break/><text:tab/><draw:line text:anchor-type="as-char" svg:y="0cm" draw:z-index="84" draw:style-name="gr2" draw:text-style-name="P11" svg:x2="14cm" svg:y2="0cm"><text:p/></draw:line><text:line-break/><text:tab/><draw:line text:anchor-type="as-char" svg:y="0cm" draw:z-index="85" draw:style-name="gr2" draw:text-style-name="P11" svg:x2="14cm" svg:y2="0cm"><text:p/></draw:line><text:line-break/><text:tab/><draw:line text:anchor-type="as-char" svg:y="0cm" draw:z-index="80" draw:style-name="gr2" draw:text-style-name="P11" svg:x2="14cm" svg:y2="0cm"><text:p/></draw:line></text:p>
      <text:h text:style-name="Heading_20_1" text:outline-level="1"><text:soft-page-break/>Metrics</text:h>
      <text:p text:style-name="Field_20_Descriptor_20_Text">PHQ-9 score <draw:rect text:anchor-type="as-char" draw:z-index="97" draw:style-name="gr3" draw:text-style-name="P11" svg:width="1.001cm" svg:height="0.802cm"><text:p/></draw:rect></text:p>
      <text:p text:style-name="Box_20_Bottom"/>
      <text:h text:style-name="Heading_20_1" text:outline-level="1">Relationships</text:h>
      <text:p text:style-name="Field_20_Descriptor_20_Text">Current significant relationship/partner</text:p>
      <text:p text:style-name="Field_20_Descriptor_20_Text"><text:span text:style-name="T1"><text:tab/></text:span><text:span text:style-name="T1"><draw:line text:anchor-type="as-char" svg:y="0cm" draw:z-index="59" draw:style-name="gr2" draw:text-style-name="P11" svg:x2="14cm" svg:y2="0cm"><text:p/></draw:line></text:span><text:span text:style-name="T1"><text:line-break/></text:span>Previous relationships</text:p>
      <text:p text:style-name="Input_20_Line"><text:span text:style-name="T1"><text:tab/></text:span><text:span text:style-name="T1"><draw:line text:anchor-type="as-char" svg:y="0cm" draw:z-index="60" draw:style-name="gr2" draw:text-style-name="P11" svg:x2="14cm" svg:y2="0cm"><text:p/></draw:line></text:span></text:p>
      <text:p text:style-name="Field_20_Descriptor_20_Text">Family relationships/genogram <text:span text:style-name="T1">(children, parents, siblings; name, age (or at death), health, level of contact, etc.)</text:span></text:p>
      <text:p text:style-name="Input_20_Line_20_Last_20_in_20_box"><text:line-break/><text:line-break/><text:line-break/><text:line-break/><text:line-break/><text:line-break/><text:line-break/><text:line-break/><text:line-break/><text:line-break/></text:p>
      <text:p text:style-name="Box_20_Bottom"/>
      <text:h text:style-name="Heading_20_1" text:outline-level="1">Information Given</text:h>
      <text:p text:style-name="Input_20_Line_20_Last_20_in_20_box">Confidentiality <draw:rect text:anchor-type="as-char" draw:z-index="61" draw:style-name="gr1" draw:text-style-name="P11" svg:width="0.301cm" svg:height="0.301cm"><text:p/></draw:rect>, Boundaries <draw:rect text:anchor-type="as-char" draw:z-index="62" draw:style-name="gr1" draw:text-style-name="P11" svg:width="0.301cm" svg:height="0.301cm"><text:p/></draw:rect>, Disclosures <draw:rect text:anchor-type="as-char" draw:z-index="63" draw:style-name="gr1" draw:text-style-name="P11" svg:width="0.301cm" svg:height="0.301cm"><text:p/></draw:rect>, Note keeping <draw:rect text:anchor-type="as-char" draw:z-index="64" draw:style-name="gr1" draw:text-style-name="P11" svg:width="0.301cm" svg:height="0.301cm"><text:p/></draw:rect>, Cancellations <draw:rect text:anchor-type="as-char" draw:z-index="65" draw:style-name="gr1" draw:text-style-name="P11" svg:width="0.301cm" svg:height="0.301cm"><text:p/></draw:rect>, Process <draw:rect text:anchor-type="as-char" draw:z-index="66" draw:style-name="gr1" draw:text-style-name="P11" svg:width="0.301cm" svg:height="0.301cm"><text:p/></draw:rect>, Availability <draw:rect text:anchor-type="as-char" draw:z-index="67" draw:style-name="gr1" draw:text-style-name="P11" svg:width="0.301cm" svg:height="0.301cm"><text:p/></draw:rect>, Contact details <draw:rect text:anchor-type="as-char" draw:z-index="68" draw:style-name="gr1" draw:text-style-name="P11" svg:width="0.301cm" svg:height="0.301cm"><text:p/></draw:rect>.</text:p>
      <text:p text:style-name="Box_20_Bottom"/>
      <text:h text:style-name="Heading_20_1" text:outline-level="1">Counselling Contract</text:h>
      <text:p text:style-name="Field_20_Descriptor_20_Text">Client hopes for counselling <text:span text:style-name="T1">(realistic within timescale):</text:span></text:p>
      <text:p text:style-name="Input_20_Line"><text:span text:style-name="T1"><text:tab/></text:span><text:span text:style-name="T1"><draw:line text:anchor-type="as-char" svg:y="0cm" draw:z-index="75" draw:style-name="gr2" draw:text-style-name="P11" svg:x2="14cm" svg:y2="0cm"><text:p/></draw:line></text:span></text:p>
      <text:p text:style-name="Field_20_Descriptor_20_Text">Client suitability for counselling <text:span text:style-name="T1">(motivation, availability to attend, etc)</text:span></text:p>
      <text:p text:style-name="Input_20_Line"><text:span text:style-name="T1"><text:tab/></text:span><text:span text:style-name="T1"><draw:line text:anchor-type="as-char" svg:y="0cm" draw:z-index="76" draw:style-name="gr2" draw:text-style-name="P11" svg:x2="14cm" svg:y2="0cm"><text:p/></draw:line></text:span></text:p>
      <text:p text:style-name="Field_20_Descriptor_20_Text">Focus agreed:</text:p>
      <text:p text:style-name="Input_20_Line"><text:span text:style-name="T1"><text:tab/></text:span><text:span text:style-name="T1"><draw:line text:anchor-type="as-char" svg:y="0cm" draw:z-index="77" draw:style-name="gr2" draw:text-style-name="P11" svg:x2="14cm" svg:y2="0cm"><text:p/></draw:line></text:span></text:p>
      <text:p text:style-name="Input_20_Line">Contract agreed <draw:rect text:anchor-type="as-char" draw:z-index="69" draw:style-name="gr1" draw:text-style-name="P11" svg:width="0.301cm" svg:height="0.301cm"><text:p/></draw:rect>, Commitment agreed <draw:rect text:anchor-type="as-char" draw:z-index="70" draw:style-name="gr1" draw:text-style-name="P11" svg:width="0.301cm" svg:height="0.301cm"><text:p/></draw:rect>, Further assessment required <draw:rect text:anchor-type="as-char" draw:z-index="71" draw:style-name="gr1" draw:text-style-name="P11" svg:width="0.301cm" svg:height="0.301cm"><text:p/></draw:rect></text:p>
      <text:p text:style-name="Field_20_Descriptor_20_Text">Counsellor name &amp; signature:</text:p>
      <text:p text:style-name="Input_20_Line_20_Last_20_in_20_box"><text:span text:style-name="T1"><draw:line text:anchor-type="as-char" svg:y="0cm" draw:z-index="78" draw:style-name="gr2" draw:text-style-name="P11" svg:x2="9.999cm" svg:y2="0cm"><text:p/></draw:line></text:span><text:span text:style-name="T1"> </text:span>Date: <draw:line text:anchor-type="as-char" svg:y="0cm" draw:z-index="72" draw:style-name="gr2" draw:text-style-name="P11" svg:x2="0.801cm" svg:y2="0cm"><text:p/></draw:line>/<draw:line text:anchor-type="as-char" svg:y="0cm" draw:z-index="73" draw:style-name="gr2" draw:text-style-name="P11" svg:x2="0.801cm" svg:y2="0cm"><text:p/></draw:line>/<draw:line text:anchor-type="as-char" svg:y="0cm" draw:z-index="74" draw:style-name="gr2" draw:text-style-name="P11" svg:x2="0.801cm" svg:y2="0cm"><text:p/></draw:line> </text:p>
      <text:p text:style-name="Box_20_Bottom"><text:span text:style-name="T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Frutiger CE 45 Light" svg:font-family="'Frutiger CE 45 Light'" style:font-adornments="Bold" style:font-pitch="variable"/>
    <style:font-face style:name="Frutiger CE 45 Light1" svg:font-family="'Frutiger CE 45 Light'" style:font-adornments="Regular" style:font-pitch="variable"/>
    <style:font-face style:name="Frutiger CE 55 Roman" svg:font-family="'Frutiger CE 55 Roman'" style:font-adornments="Bold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stroke-dash draw:name="Ultrafine_20_Dotted_20__28_var_29_" draw:display-name="Ultrafine Dotted (var)" draw:style="rect" draw:dots1="1" draw:distance="50%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Lucida Sans Unicode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entury Gothic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padding="0.049cm" fo:border="0.51pt solid #000000" style:shadow="none"/>
      <style:text-properties fo:font-size="11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99cm" fo:margin-bottom="0cm" style:contextual-spacing="false" fo:padding="0.049cm" fo:border="0.51pt solid #000000" style:shadow="none"/>
      <style:text-properties style:font-name="Frutiger CE 45 Light" fo:font-size="115%" fo:font-weight="bold" style:font-size-asian="115%" style:font-weight-asian="bold" style:font-size-complex="115%" style:font-weight-complex="bold"/>
    </style:style>
    <style:style style:name="Input_20_Line" style:display-name="Input Line" style:family="paragraph" style:parent-style-name="Text_20_body" style:class="text" style:master-page-name="">
      <style:paragraph-properties fo:margin-top="0cm" fo:margin-bottom="0cm" style:contextual-spacing="false" fo:line-height="0.7cm" fo:keep-together="always" style:page-number="auto" fo:padding="0.049cm" fo:border="0.51pt solid #000000" style:shadow="none" fo:keep-with-next="always"/>
      <style:text-properties style:font-name="Frutiger CE 45 Light1" fo:font-size="11pt" fo:font-weight="250"/>
    </style:style>
    <style:style style:name="Box_20_Bottom" style:display-name="Box Bottom" style:family="paragraph" style:parent-style-name="Text_20_body" style:class="text" style:master-page-name="">
      <style:paragraph-properties fo:margin-top="0cm" fo:margin-bottom="0cm" style:contextual-spacing="false" fo:line-height="0.049cm" style:page-number="auto" fo:padding="0cm" fo:border="none" style:join-border="false"/>
    </style:style>
    <style:style style:name="Title" style:family="paragraph" style:parent-style-name="Heading" style:next-style-name="Subtitle" style:class="chapter">
      <style:paragraph-properties fo:margin-top="0cm" fo:margin-bottom="0.21cm" style:contextual-spacing="false" fo:text-align="center" style:justify-single-word="false"/>
      <style:text-properties style:font-name="Frutiger CE 55 Roman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.019cm" fo:margin-bottom="0.21cm" style:contextual-spacing="false" fo:text-align="center" style:justify-single-word="false"/>
      <style:text-properties style:font-name="Frutiger CE 45 Light1" fo:font-size="14pt" fo:font-style="normal" fo:font-weight="250" style:font-size-asian="14pt" style:font-style-asian="italic" style:font-size-complex="1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Frutiger CE 45 Light1" fo:font-size="11pt" fo:font-weight="250"/>
    </style:style>
    <style:style style:name="Input_20_Line_20_Last_20_in_20_box" style:display-name="Input Line Last in box" style:family="paragraph" style:parent-style-name="Input_20_Line" style:class="text" style:master-page-name="">
      <style:paragraph-properties style:page-number="auto" fo:padding="0.049cm" fo:border="0.51pt solid #000000" style:shadow="none" fo:keep-with-next="auto" style:join-border="false"/>
    </style:style>
    <style:style style:name="Text_20_Body_20_-_20_last_20_in_20_box" style:display-name="Text Body - last in box" style:family="paragraph" style:parent-style-name="Text_20_body" style:class="text"/>
    <style:style style:name="Field_20_Descriptor_20_Text" style:display-name="Field Descriptor Text" style:family="paragraph" style:parent-style-name="Text_20_body" style:class="text" style:master-page-name="">
      <style:paragraph-properties fo:margin-top="0.101cm" fo:margin-bottom="0.101cm" style:contextual-spacing="false" style:page-number="auto" fo:keep-with-next="always"/>
      <style:text-properties style:font-name="Frutiger CE 45 Light1" fo:font-weight="250"/>
    </style:style>
    <style:style style:name="Input_20_Line_20__28_no_20_borders_29_" style:display-name="Input Line (no borders)" style:family="paragraph" style:parent-style-name="Input_20_Line" style:class="text">
      <style:paragraph-properties fo:padding="0cm" fo:border="none"/>
    </style:style>
    <style:style style:name="Frame_20_contents" style:display-name="Frame contents" style:family="paragraph" style:parent-style-name="Text_20_body" style:class="extra">
      <style:paragraph-properties fo:padding="0cm" fo:border="none" style:shadow="non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201cm" fo:margin-left="0cm" fo:margin-right="0cm" fo:margin-top="0.101cm" style:dynamic-spacing="false"/>
      </style:footer-style>
    </style:page-layout>
  </office:automatic-styles>
  <office:master-styles>
    <style:master-page style:name="Standard" style:page-layout-name="Mpm1">
      <style:footer>
        <text:user-field-decls>
          <text:user-field-decl office:value-type="string" office:string-value="[CLIENT_NAME]" text:name="client_name"/>
          <text:user-field-decl office:value-type="string" office:string-value="[FILE_NO]" text:name="file_no"/>
        </text:user-field-decls>
        <text:p text:style-name="Footer"><text:user-field-get text:name="client_name">[CLIENT_NAME]</text:user-field-get><text:tab/><text:tab/><text:user-field-get text:name="file_no">[FILE_NO]</text:user-field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phen Allsopp</meta:initial-creator>
    <meta:creation-date>2010-10-18T09:46:48.40</meta:creation-date>
    <meta:printed-by>Stephen </meta:printed-by>
    <meta:print-date>2012-05-28T18:07:35</meta:print-date>
    <dc:date>2013-07-02T18:58:17</dc:date>
    <dc:creator>Stephen </dc:creator>
    <meta:editing-duration>P3DT15H39M30S</meta:editing-duration>
    <meta:editing-cycles>17</meta:editing-cycles>
    <meta:generator>LibreOffice/4.0.2.2$Linux_X86_64 LibreOffice_project/400m0$Build-2</meta:generator>
    <meta:document-statistic meta:table-count="1" meta:image-count="0" meta:object-count="0" meta:page-count="3" meta:paragraph-count="80" meta:word-count="279" meta:character-count="2214" meta:non-whitespace-character-count="1906"/>
  </office:meta>
</office:document-meta>
</file>